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0.697cm" style:rel-column-width="2685*"/>
    </style:style>
    <style:style style:name="Táboa1.B" style:family="table-column">
      <style:table-column-properties style:column-width="8.216cm" style:rel-column-width="31672*"/>
    </style:style>
    <style:style style:name="Táboa1.C" style:family="table-column">
      <style:table-column-properties style:column-width="0.695cm" style:rel-column-width="2679*"/>
    </style:style>
    <style:style style:name="Táboa1.D" style:family="table-column">
      <style:table-column-properties style:column-width="0.78cm" style:rel-column-width="3005*"/>
    </style:style>
    <style:style style:name="Táboa1.E" style:family="table-column">
      <style:table-column-properties style:column-width="0.725cm" style:rel-column-width="2794*"/>
    </style:style>
    <style:style style:name="Táboa1.G" style:family="table-column">
      <style:table-column-properties style:column-width="0.808cm" style:rel-column-width="3114*"/>
    </style:style>
    <style:style style:name="Táboa1.J" style:family="table-column">
      <style:table-column-properties style:column-width="0.919cm" style:rel-column-width="3542*"/>
    </style:style>
    <style:style style:name="Táboa1.K" style:family="table-column">
      <style:table-column-properties style:column-width="0.891cm" style:rel-column-width="3433*"/>
    </style:style>
    <style:style style:name="Táboa1.L" style:family="table-column">
      <style:table-column-properties style:column-width="0.905cm" style:rel-column-width="3487*"/>
    </style:style>
    <style:style style:name="Táboa1.A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L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14" style:family="table-row">
      <style:table-row-properties style:min-row-height="1.626cm"/>
    </style:style>
    <style:style style:name="Táboa1.16" style:family="table-row">
      <style:table-row-properties style:min-row-height="1.71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1c4c4" officeooo:paragraph-rsid="0001c4c4"/>
    </style:style>
    <style:style style:name="P3" style:family="paragraph" style:parent-style-name="Table_20_Contents">
      <style:text-properties officeooo:rsid="0001c4c4" officeooo:paragraph-rsid="0001c4c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1c4c4" officeooo:paragraph-rsid="0001c4c4" style:font-weight-asian="bold" style:font-weight-complex="bold"/>
    </style:style>
    <style:style style:name="P5" style:family="paragraph" style:parent-style-name="Table_20_Contents">
      <style:text-properties fo:font-weight="bold" officeooo:rsid="0001c4c4" officeooo:paragraph-rsid="0001c4c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01c4c4" officeooo:paragraph-rsid="0001c4c4" style:font-weight-asian="normal" style:font-weight-complex="normal"/>
    </style:style>
    <style:style style:name="P7" style:family="paragraph" style:parent-style-name="Table_20_Contents">
      <style:text-properties fo:font-weight="normal" officeooo:rsid="0001c4c4" officeooo:paragraph-rsid="0001c4c4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1c4c4" officeooo:paragraph-rsid="0001c4c4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34cbe" officeooo:paragraph-rsid="00034cbe" style:font-weight-asian="normal" style:font-weight-complex="normal"/>
    </style:style>
    <style:style style:name="T1" style:family="text">
      <style:text-properties officeooo:rsid="00034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column table:style-name="Táboa1.D"/>
        <table:table-column table:style-name="Táboa1.G" table:number-columns-repeated="2"/>
        <table:table-column table:style-name="Táboa1.D"/>
        <table:table-column table:style-name="Táboa1.J"/>
        <table:table-column table:style-name="Táboa1.K"/>
        <table:table-column table:style-name="Táboa1.L"/>
        <table:table-row>
          <table:table-cell table:style-name="Táboa1.A1" table:number-columns-spanned="12" office:value-type="string">
            <text:p text:style-name="P4">Cuestionario para o Director de X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4">Nº</text:p>
          </table:table-cell>
          <table:table-cell table:style-name="Táboa1.A2" office:value-type="string">
            <text:p text:style-name="P5">Valore do 1 ao 10</text:p>
          </table:table-cell>
          <table:table-cell table:style-name="Táboa1.A2" office:value-type="string">
            <text:p text:style-name="P4">1</text:p>
          </table:table-cell>
          <table:table-cell table:style-name="Táboa1.A2" office:value-type="string">
            <text:p text:style-name="P4">2</text:p>
          </table:table-cell>
          <table:table-cell table:style-name="Táboa1.A2" office:value-type="string">
            <text:p text:style-name="P4">3</text:p>
          </table:table-cell>
          <table:table-cell table:style-name="Táboa1.A2" office:value-type="string">
            <text:p text:style-name="P4">4</text:p>
          </table:table-cell>
          <table:table-cell table:style-name="Táboa1.A2" office:value-type="string">
            <text:p text:style-name="P4">5</text:p>
          </table:table-cell>
          <table:table-cell table:style-name="Táboa1.A2" office:value-type="string">
            <text:p text:style-name="P4">6</text:p>
          </table:table-cell>
          <table:table-cell table:style-name="Táboa1.A2" office:value-type="string">
            <text:p text:style-name="P4">7</text:p>
          </table:table-cell>
          <table:table-cell table:style-name="Táboa1.A2" office:value-type="string">
            <text:p text:style-name="P4">8</text:p>
          </table:table-cell>
          <table:table-cell table:style-name="Táboa1.A2" office:value-type="string">
            <text:p text:style-name="P4">9</text:p>
          </table:table-cell>
          <table:table-cell table:style-name="Táboa1.L2" office:value-type="string">
            <text:p text:style-name="P4">10</text:p>
          </table:table-cell>
        </table:table-row>
        <table:table-row>
          <table:table-cell table:style-name="Táboa1.A2" office:value-type="string">
            <text:p text:style-name="P2">1</text:p>
          </table:table-cell>
          <table:table-cell table:style-name="Táboa1.A2" office:value-type="string">
            <text:p text:style-name="P3">Os datos do panel de escenario son claros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2</text:p>
          </table:table-cell>
          <table:table-cell table:style-name="Táboa1.A2" office:value-type="string">
            <text:p text:style-name="P3">A interacción cos distintos paneis é cómoda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3</text:p>
          </table:table-cell>
          <table:table-cell table:style-name="Táboa1.A2" office:value-type="string">
            <text:p text:style-name="P3">O funcionamento da web é intuitivo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4</text:p>
          </table:table-cell>
          <table:table-cell table:style-name="Táboa1.A2" office:value-type="string">
            <text:p text:style-name="P3">A interface facilita a escritura de código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5</text:p>
          </table:table-cell>
          <table:table-cell table:style-name="Táboa1.A2" office:value-type="string">
            <text:p text:style-name="P3">A interface ten un aspecto visual agradable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6</text:p>
          </table:table-cell>
          <table:table-cell table:style-name="Táboa1.A2" office:value-type="string">
            <text:p text:style-name="P3">Os mensaxes de erro son descritivos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7</text:p>
          </table:table-cell>
          <table:table-cell table:style-name="Táboa1.A2" office:value-type="string">
            <text:p text:style-name="P3">O panel de clases é fácil de navegar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8</text:p>
          </table:table-cell>
          <table:table-cell table:style-name="Táboa1.A2" office:value-type="string">
            <text:p text:style-name="P3">É rápido acceder ao escenario que busco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2">9</text:p>
          </table:table-cell>
          <table:table-cell table:style-name="Táboa1.A2" office:value-type="string">
            <text:p text:style-name="P3">A linguaxe ofrece a funcionalidade que preciso</text:p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/>
          </table:table-cell>
          <table:table-cell table:style-name="Táboa1.L2" office:value-type="string">
            <text:p text:style-name="P1"/>
          </table:table-cell>
        </table:table-row>
        <table:table-row>
          <table:table-cell table:style-name="Táboa1.A2" office:value-type="string">
            <text:p text:style-name="P4">Nº</text:p>
          </table:table-cell>
          <table:table-cell table:style-name="Táboa1.L2" table:number-columns-spanned="11" office:value-type="string">
            <text:p text:style-name="P5">Escriba a resposta coas súas palab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6">1<text:span text:style-name="T1">0</text:span></text:p>
          </table:table-cell>
          <table:table-cell table:style-name="Táboa1.L2" table:number-columns-spanned="11" office:value-type="string">
            <text:p text:style-name="P7">Bota en falta algunha característica importante no program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.14">
          <table:table-cell table:style-name="Táboa1.L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9">11</text:p>
          </table:table-cell>
          <table:table-cell table:style-name="Táboa1.L2" table:number-columns-spanned="11" office:value-type="string">
            <text:p text:style-name="P7">Faría algún cambio na interface gráfic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.16">
          <table:table-cell table:style-name="Táboa1.L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9">12</text:p>
          </table:table-cell>
          <table:table-cell table:style-name="Táboa1.L2" table:number-columns-spanned="11" office:value-type="string">
            <text:p text:style-name="P7">Durante a execución do programa, atopou algún erro inesperado? C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.16">
          <table:table-cell table:style-name="Táboa1.L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06:06.917674633</meta:creation-date>
    <dc:date>2017-02-08T09:22:28.553052030</dc:date>
    <meta:editing-duration>PT14M34S</meta:editing-duration>
    <meta:editing-cycles>3</meta:editing-cycles>
    <meta:generator>LibreOffice/5.0.6.3$Linux_X86_64 LibreOffice_project/00m0$Build-3</meta:generator>
    <meta:document-statistic meta:table-count="1" meta:image-count="0" meta:object-count="0" meta:page-count="1" meta:paragraph-count="39" meta:word-count="128" meta:character-count="646" meta:non-whitespace-character-count="557"/>
  </office:meta>
</office:document-meta>
</file>